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fo:line-height="115%"/>
      <style:text-properties style:font-name="Times" fo:font-size="14.0pt"/>
    </style:style>
    <style:style style:name="P2" style:family="paragraph" style:parent-style-name="Standard">
      <style:paragraph-properties fo:text-align="end" fo:line-height="115%"/>
      <style:text-properties style:font-name="Times" fo:font-size="11.0pt"/>
    </style:style>
    <style:style style:name="P3" style:family="paragraph" style:parent-style-name="Standard">
      <style:paragraph-properties fo:margin-bottom="0.1389in" fo:text-align="end" fo:line-height="115%"/>
      <style:text-properties style:font-name="Times" fo:font-size="11.0pt"/>
    </style:style>
    <style:style style:name="P4" style:family="paragraph" style:parent-style-name="Standard">
      <style:paragraph-properties fo:margin-bottom="0.1389in" fo:line-height="115%"/>
      <style:text-properties style:font-name="Times" fo:font-size="14.0pt"/>
    </style:style>
    <style:style style:name="P5" style:family="paragraph" style:parent-style-name="Standard">
      <style:text-properties style:font-name="Times" fo:font-size="14.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1</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2</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3</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4</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5</text:span></text:p>
      <text:p text:style-name="P5"><text:span text:style-name="T1">Pro první slovní problém najde hladový algoritmus vždy optimální řešení. Je to tím že celková penalizace je dána součtem penalizací jednotlivých řádků, kdy penalizace každého řádku je dána pouze rozdílem L - K. Když bychom umístili nějaké i-té slovo Si místo na konec řádku, kde by se ještě vlezlo, na začátek nového, tak nám tím můžou vzniknout dvě situace:</text:span></text:p>
      <text:p text:style-name="P5"/>
      <text:p text:style-name="P5"><text:span text:style-name="T1">1) Slovo které přesuneme na nový řádek způsobí že se některá slova, která by se tam jinak vlezla, na nový řáked nevlezou.</text:span></text:p>
      <text:p text:style-name="P5"/>
      <text:p text:style-name="P5"><text:span text:style-name="T1">2) Slovo které přesuneme na nový řádek způsobí to že se slova na daném řádku posunou, ale celková délka slov nepřesáhne optimální délku řádku.</text:span></text:p>
      <text:p text:style-name="P5"/>
      <text:p text:style-name="P5"><text:span text:style-name="T1">V prvním případě platí, že délka slov (případně součet jejich délek, pokud jich je více), které se už na nový řádek kvůli přesuni slova Si nevlezou musí být alespoň tak velká jako je délka slova Si. Z toho plyne že penalizace buď zůstane stejná, nebo se může zhoršit.</text:span></text:p>
      <text:p text:style-name="P5"/>
      <text:p text:style-name="P5"><text:span text:style-name="T1">V druhém případě by se nám podařilo snížit penalizaci následujícího řádku maximálně o délku daného slova. Ovšem o tuto délku jsme snížili délku předchozího řádku, takže se jeho penalizace zvýšila o hodnotu di. Tím jsme výslednou penalizaci nezměnili.</text:span></text:p>
      <text:p text:style-name="P5"/>
      <text:p text:style-name="P5"><text:span text:style-name="T1">Ještě mi tu chybí rozebrat jak to bude když to dojde na posledni řádek. Každopádně tím ukážeme že nejlepší co se může stát když nějaké slovo posuneme, tak že se penalizace buď nezmění nebo se zhorší =&gt; ze hladovy algoritmus funguje</text:span></text:p>
      <text:p text:style-name="P5"><text:span text:style-name="T1">————————</text:span></text:p>
      <text:p text:style-name="P5"/>
      <text:p text:style-name="P4"><text:span text:style-name="T1">Pro druhý a třetí slovní problém hladový algoritmus nemusí najít optimální řešení. Jako protipříklad můžeme uvést například případ kdy L=5 (délka řádku je 5 znaků) a seznam slov o délce [3,2,1]. Hladový algoritmus nám v takovém případě umístí první a druhé slovo na první řádek a třetí slovo(délky jedna) na druhý řádek. Optimální řešení pro druhý a třetí slovní problém je ale rozdělení slov tak, že by první slovo bylo na prvním řádku a druhé a třetí slovo by byly na druhém řádku. Mužeme si snadno spočítat že hladový algoritmus by sestavil slova tak, že by penalizace pro druhý slovní problém byla rovna 16 (4^2), kdežto optimální rozdělení má penalizaci pouze 8 ( 2^2 + 2^2 ). Pro třetí slovní problém vidíme penalizaci rovnou, jelikož v případě který nám sestaví hladový algoritmus je penaliyace 4 a optimální řešení má penalizaci pouze 2.</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Tomo</meta:initial-creator>
  </office:meta>
</office:document-meta>
</file>